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9800000265840DAD6B5D918646.png" manifest:media-type="image/png"/>
  <manifest:file-entry manifest:full-path="Pictures/1000020100000400000001886E2AFB200044CB6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9cm" svg:stroke-color="#ffc000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Diapositive_20_de_20_titre-notes">
      <style:graphic-properties draw:fill-color="#ffffff" fo:min-height="13.364cm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name-complex="Calibri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3cm"/>
        <style:text-properties fo:font-family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19.949cm" svg:height="3.245cm" svg:x="7.885cm" svg:y="1.239cm" presentation:class="title" presentation:user-transformed="true">
          <draw:text-box>
            <text:p text:style-name="P1"><text:span text:style-name="T1">Projet Pacman</text:span></text:p>
          </draw:text-box>
        </draw:frame>
        <draw:frame draw:name="Sous-titre 2" presentation:style-name="pr2" draw:text-style-name="P4" draw:layer="layout" svg:width="6.905cm" svg:height="1.9cm" svg:x="26.405cm" svg:y="2.412cm" presentation:class="subtitle" presentation:user-transformed="true">
          <draw:text-box>
            <text:p text:style-name="P3"><text:span text:style-name="T2">1/10</text:span></text:p>
          </draw:text-box>
        </draw:frame>
        <draw:frame draw:name="Image 20" draw:style-name="gr1" draw:text-style-name="P5" draw:layer="layout" svg:width="7.619cm" svg:height="3.26cm" svg:x="-0.436cm" svg:y="15.294cm">
          <draw:image xlink:href="Pictures/1000020100000400000001886E2AFB200044CB6E.png" xlink:type="simple" xlink:show="embed" xlink:actuate="onLoad">
            <text:p/>
          </draw:image>
        </draw:frame>
        <draw:custom-shape draw:name="ZoneTexte 21" draw:style-name="gr2" draw:text-style-name="P7" draw:layer="layout" svg:width="26.029cm" svg:height="13.797cm" svg:x="6.921cm" svg:y="4.817cm">
          <text:list text:style-name="L3">
            <text:list-item>
              <text:p text:style-name="P6"><text:span text:style-name="T3">Présentation de l'équipe et du sujet</text:span></text:p>
            </text:list-item>
            <text:list-item>
              <text:p text:style-name="P6"><text:span text:style-name="T3">Structure du projet</text:span></text:p>
            </text:list-item>
            <text:list-item>
              <text:p text:style-name="P6"><text:span text:style-name="T3">GDD</text:span></text:p>
            </text:list-item>
            <text:list-item>
              <text:p text:style-name="P6"><text:span text:style-name="T3">Spécification &amp; conception</text:span></text:p>
            </text:list-item>
            <text:list-item>
              <text:p text:style-name="P6"><text:span text:style-name="T3">Moteur Graphique</text:span></text:p>
            </text:list-item>
            <text:list-item>
              <text:p text:style-name="P6"><text:span text:style-name="T3">Stratégie IA</text:span></text:p>
            </text:list-item>
            <text:list-item>
              <text:p text:style-name="P6"><text:span text:style-name="T3">Moteur s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 25" draw:style-name="gr1" draw:text-style-name="P5" draw:layer="layout" svg:width="4.936cm" svg:height="3.304cm" svg:x="1.457cm" svg:y="1.006cm">
          <draw:image xlink:href="Pictures/100000000000039800000265840DAD6B5D91864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 style:shrink-to-fit="true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.1cm" fo:margin-bottom="0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.1cm" fo:margin-bottom="0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.1cm" fo:margin-bottom="0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.1cm" fo:margin-bottom="0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.1cm" fo:margin-bottom="0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frame draw:name="Titr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odifiez le style du titre</text:span></text:p>
        </draw:text-box>
      </draw:frame>
      <draw:frame draw:name="Espace réservé de la date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9-12-04">04/12/2019</text:date></text:span></text:p>
        </draw:text-box>
      </draw:frame>
      <draw:frame draw:name="Espace réservé du pied de page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Diapositive_20_de_20_titre-title" draw:layer="backgroundobjects" svg:width="19.798cm" svg:height="11.136cm" svg:x="0.6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editing-cycles>2</meta:editing-cycles>
    <meta:creation-date>2019-12-04T15:12:10</meta:creation-date>
    <dc:date>2019-12-04T16:54:28.959309953</dc:date>
    <meta:generator>LibreOffice/6.0.7.3$Linux_X86_64 LibreOffice_project/00m0$Build-3</meta:generator>
    <meta:editing-duration>PT1M27S</meta:editing-duration>
    <meta:document-statistic meta:object-count="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